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92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94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bold" style:font-name="arial" style:font-weight-asian="bold" style:font-weight-complex="bold"/>
    </style:style>
    <style:style style:family="paragraph" style:name="P3" style:parent-style-name="UrbanTitle">
      <style:text-properties officeooo:paragraph-rsid="00196dd4" style:font-name="arial" style:text-underline-style="none"/>
    </style:style>
    <style:style style:family="paragraph" style:name="P4" style:parent-style-name="UrbanTitle">
      <style:text-properties officeooo:paragraph-rsid="001b27b6" style:font-name="arial" style:text-underline-style="none"/>
    </style:style>
    <style:style style:family="paragraph" style:name="P5" style:parent-style-name="UrbanBody">
      <style:text-properties fo:font-size="12pt" style:font-name="arial" style:font-size-asian="12pt" style:font-size-complex="12pt"/>
    </style:style>
    <style:style style:family="paragraph" style:name="P6" style:parent-style-name="UrbanBody">
      <style:text-properties officeooo:paragraph-rsid="001b27b6" style:font-name="arial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b27b6" style:font-name="arial" style:font-size-asian="12pt" style:font-size-complex="12pt"/>
    </style:style>
    <style:style style:family="paragraph" style:name="P8" style:parent-style-name="Frame_20_contents">
      <style:paragraph-properties fo:text-align="start" style:justify-single-word="false"/>
      <style:text-properties fo:font-size="12pt" officeooo:paragraph-rsid="001b27b6" officeooo:rsid="001b27b6" style:font-name="arial" style:font-size-asian="12pt" style:font-size-complex="12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1pt" officeooo:paragraph-rsid="00196dd4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27b6" style:font-name="Arial" style:font-size-asian="10pt" style:font-size-complex="10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196dd4" style:font-name="arial" style:font-size-asian="11pt" style:font-size-complex="11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1b27b6" style:font-name="arial" style:font-size-asian="11pt" style:font-size-complex="11pt"/>
    </style:style>
    <style:style style:family="paragraph" style:name="P13" style:parent-style-name="Standard">
      <style:text-properties fo:font-size="11pt" officeooo:paragraph-rsid="00196dd4" style:font-name="arial" style:font-size-asian="11pt" style:font-size-complex="11pt"/>
    </style:style>
    <style:style style:family="paragraph" style:name="P14" style:parent-style-name="Standard">
      <style:text-properties officeooo:paragraph-rsid="001b27b6" style:font-name="arial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style:font-name-complex="Arial" style:font-weight-asian="bold"/>
    </style:style>
    <style:style style:family="text" style:name="T6">
      <style:text-properties fo:font-weight="bold" style:font-name-asian="Arial" style:font-name-complex="Arial" style:font-weight-asian="bold"/>
    </style:style>
    <style:style style:family="text" style:name="T7">
      <style:text-properties style:font-name-complex="Arial"/>
    </style:style>
    <style:style style:family="text" style:name="T8">
      <style:text-properties style:font-name-asian="Arial" style:font-name-complex="Ari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officeooo:rsid="00196dd4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font-size="11pt" fo:font-style="normal" fo:font-weight="norm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5">do text</text:p><text:p text:style-name="P15">from document(at=header, format='odt')</text:p></office:annotation><text:span text:style-name="T3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7"><text:span text:style-name="T15"><text:conditional-text text:condition="ooow:&quot;view.do_mailing()&quot;" text:string-value-if-false="" text:string-value-if-true="&quot;mailed_data.getSignaletic()&quot;">mailed_data.getSignaletic()</text:conditional-text></text:span><text:span text:style-name="T16"><text:s/></text:span><text:span text:style-name="T15"><text:conditional-text text:condition="ooow:&quot;view.do_mailing()&quot;" text:string-value-if-false="" text:string-value-if-true="&quot;None&quot;">None</text:conditional-text></text:span><text:span text:style-name="T16"><text:s/></text:span><text:span text:style-name="T15"><text:conditional-text text:condition="ooow:&quot;view.do_mailing()&quot;" text:string-value-if-false="" text:string-value-if-true="&quot;None&quot;">None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  <text:p text:style-name="P8"><text:span text:style-name="T15">R</text:span><text:span text:style-name="T14">ecommandé</text:span></text:p>
          </table:table-cell>
        </table:table-row>
      </table:table>
      <text:p text:style-name="P14"/>
      <text:p text:style-name="P3">Transmis de la décision concernant une division</text:p>
      <text:p text:style-name="P5"/>
      <text:p text:style-name="P1"/>
      <text:p text:style-name="P1"><office:annotation><dc:creator>Gauthier Bastien</dc:creator><dc:date>2011-02-16T16:12:24</dc:date><text:p text:style-name="P15">do text if len(self.getApplicants()) &gt; 1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5">do text if not len(self.getApplicants()) &gt; 1</text:p></office:annotation><text:span text:style-name="T4">Demandeur :</text:span> <text:text-input text:description="Demandeurs">self.getApplicantsSignaletic()</text:text-input></text:p>
      <text:p text:style-name="P1"><text:span text:style-name="T4">Objet :</text:span> <text:text-input text:description="Objet des travaux">self.getLicenceSubject()</text:text-input>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licence_view.get_parcels()</text:text-input></text:p>
      <text:p text:style-name="P2"/>
      <text:p text:style-name="P1"/>
      <text:p text:style-name="P7"><text:span text:style-name="T15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6">,</text:span></text:p>
      <text:p text:style-name="P1"/>
      <text:p text:style-name="P1">Nous vous envoyons, accompagnant la présente, la délibération prise en date <text:text-input text:description="Champs Evénement-Date de la décision">urbanEventObj.getFormattedDate(urbanEventObj.getDecisionDate())</text:text-input><text:s/>par notre Collège communal, concernant votre demande dont question sous objet.</text:p>
      <text:p text:style-name="P1"/>
      <text:p text:style-name="P1"><text:span text:style-name="T7">Nous</text:span><text:span text:style-name="T8"> </text:span><text:span text:style-name="T7">vous</text:span><text:span text:style-name="T8"> </text:span><text:span text:style-name="T7">invitons</text:span><text:span text:style-name="T8"> </text:span><text:span text:style-name="T7">donc</text:span><text:span text:style-name="T8"> </text:span><text:span text:style-name="T7">à</text:span><text:span text:style-name="T8"> </text:span><text:span text:style-name="T7">verser</text:span><text:span text:style-name="T8"> </text:span><text:span text:style-name="T7">dans</text:span><text:span text:style-name="T8"> </text:span><text:span text:style-name="T7">les</text:span><text:span text:style-name="T8"> </text:span><text:span text:style-name="T7">meilleurs</text:span><text:span text:style-name="T8"> </text:span><text:span text:style-name="T7">délais</text:span><text:span text:style-name="T8"> </text:span><text:span text:style-name="T7">la</text:span><text:span text:style-name="T8"> </text:span><text:span text:style-name="T7">somme</text:span><text:span text:style-name="T8"> </text:span><text:span text:style-name="T7">de</text:span><text:span text:style-name="T8"> </text:span><text:span text:style-name="T5">vingt-cinq</text:span><text:span text:style-name="T6"> </text:span><text:span text:style-name="T5">euros</text:span><text:span text:style-name="T6"> </text:span><text:span text:style-name="T5">(25</text:span><text:span text:style-name="T6"> €</text:span><text:span text:style-name="T5">)</text:span><text:span text:style-name="T6"> </text:span><text:span text:style-name="T7">sur</text:span><text:span text:style-name="T8"> </text:span><text:span text:style-name="T7">le</text:span><text:span text:style-name="T8"> </text:span><text:span text:style-name="T7">compte</text:span><text:span text:style-name="T8"> </text:span><text:span text:style-name="T7">n°</text:span><text:span text:style-name="T9">[NUMERO DE COMPTE</text:span><text:span text:style-name="T5">]</text:span><text:span text:style-name="T8"> </text:span><text:span text:style-name="T7">de</text:span><text:span text:style-name="T8"> </text:span><text:span text:style-name="T7">la</text:span><text:span text:style-name="T8"> </text:span><text:span text:style-name="T7">Ville</text:span><text:span text:style-name="T8"> </text:span><text:span text:style-name="T8"><text:text-input text:description="Champs généraux-Commune">tool.getCityName(prefixed=True)</text:text-input></text:span><text:span text:style-name="T7">,</text:span><text:span text:style-name="T8"> </text:span><text:span text:style-name="T7">en</text:span><text:span text:style-name="T8"> </text:span><text:span text:style-name="T7">rappelant</text:span><text:span text:style-name="T8"> </text:span><text:span text:style-name="T7">la</text:span><text:span text:style-name="T8"> </text:span><text:span text:style-name="T7">communication</text:span><text:span text:style-name="T8"> [COMMUNICATION]</text:span><text:span text:style-name="T7">.</text:span></text:p>
      <text:p text:style-name="P1"/>
      <text:p text:style-name="P6">Demeurant à votre disposition, nous vous prions d'agréer, <text:span text:style-name="T15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1"/>
      <text:p text:style-name="P1"/>
      <text:p text:style-name="P1"><text:span text:style-name="T2"><office:annotation><dc:creator>sde </dc:creator><dc:date>2011-07-27T10:02:32</dc:date><text:p text:style-name="P15">do text</text:p><text:p text:style-name="P15">from document(at=signatures, format='odt')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35:24.155965070</dc:date>
    <meta:editing-duration>PT8H22M46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131" meta:character-count="1168" meta:non-whitespace-character-count="1073"/>
  </office:meta>
</office:document-meta>
</file>